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style:style style:name="P6" style:family="paragraph" style:parent-style-name="Heading_20_3">
      <style:paragraph-properties fo:padding="0.0193in" fo:border="0.0008in solid #d9d9e3"/>
    </style:style>
    <style:style style:name="P7" style:family="paragraph" style:parent-style-name="Preformatted_20_Text">
      <style:paragraph-properties fo:margin-top="0in" fo:margin-bottom="0.1965in" fo:padding="0.0193in" fo:border="0.0008in solid #d9d9e3"/>
    </style:style>
    <style:style style:name="P8" style:family="paragraph" style:parent-style-name="Preformatted_20_Text">
      <style:paragraph-properties fo:padding="0.0193in" fo:border="0.0008in solid #d9d9e3"/>
    </style:style>
    <style:style style:name="P9" style:family="paragraph" style:parent-style-name="Heading_20_4">
      <style:paragraph-properties fo:padding="0.0193in" fo:border="0.0008in solid #d9d9e3"/>
    </style:style>
    <style:style style:name="P10" style:family="paragraph" style:parent-style-name="Heading_20_5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асть 5 - развернутый ответ - чтобы получить полную информацию и понимание, професиональная разработка</text:p>
      <text:p text:style-name="P1">ChatGPT</text:p>
      <text:p text:style-name="P2">ChatGPT</text:p>
      <text:p text:style-name="P4">Когда речь заходит о производительности, безопасности и дополнительных ресурсах для разработчика JavaScript, важным становится оптимизация кода, обеспечение безопасности приложений и возможности для дальнейшего обучения и роста.</text:p>
      <text:h text:style-name="P6" text:outline-level="3">Часть 5: Производительность, безопасность и дополнительные ресурсы</text:h>
      <text:h text:style-name="P9" text:outline-level="4">5.1 Оптимизация производительности</text:h>
      <text:p text:style-name="P4">Оптимизация кода помогает сделать приложение более отзывчивым и быстрым. Она включает в себя улучшение алгоритмов, работу с памятью, уменьшение объема запросов к серверу, кэширование данных и сжатие ресурсов.</text:p>
      <text:h text:style-name="P9" text:outline-level="4">5.2 Безопасность</text:h>
      <text:p text:style-name="P4">Обеспечение безопасности важно для защиты приложений от уязвимостей. Это включает в себя проверку ввода данных пользователей, обработку ошибок, защиту от XSS (межсайтового скриптинга) и CSRF (межсайтовой подделки запросов).</text:p>
      <text:h text:style-name="P9" text:outline-level="4">5.3 Ресурсы для дальнейшего обучения</text:h>
      <text:p text:style-name="P4">JavaScript постоянно развивается, и для разработчика важно оставаться в курсе последних тенденций и возможностей. Существует множество ресурсов, таких как онлайн-курсы, блоги, сообщества разработчиков, документация и книги, которые помогут расширить знания и навыки.</text:p>
      <text:h text:style-name="P9" text:outline-level="4">Практический пример:</text:h>
      <text:h text:style-name="P10" text:outline-level="5">Оптимизация производительности:</text:h>
      <text:p text:style-name="P8">javascriptCopy code</text:p>
      <text:p text:style-name="P8"><text:span text:style-name="Source_20_Text">// Использование ленивой загрузки изображений</text:span></text:p>
      <text:p text:style-name="P8"><text:span text:style-name="Source_20_Text">const img = document.createElement('img');</text:span></text:p>
      <text:p text:style-name="P8"><text:span text:style-name="Source_20_Text">img.src = 'lazy-load.jpg';</text:span></text:p>
      <text:p text:style-name="P8"><text:span text:style-name="Source_20_Text">img.loading = 'lazy';</text:span></text:p>
      <text:p text:style-name="P8"><text:span text:style-name="Source_20_Text">document.body.appendChild(img);</text:span></text:p>
      <text:p text:style-name="P8"/>
      <text:p text:style-name="P8"><text:span text:style-name="Source_20_Text">// Минимизация запросов к серверу</text:span></text:p>
      <text:p text:style-name="P7"><text:span text:style-name="Source_20_Text">// Объединение файлов CSS или JavaScript для уменьшения числа запросов</text:span></text:p>
      <text:h text:style-name="P10" text:outline-level="5">Меры безопасности:</text:h>
      <text:p text:style-name="P8">javascriptCopy code</text:p>
      <text:p text:style-name="P8"><text:span text:style-name="Source_20_Text">// Валидация ввода данных пользователя</text:span></text:p>
      <text:p text:style-name="P8"><text:span text:style-name="Source_20_Text">const userInput = document.getElementById('userInput').value;</text:span></text:p>
      <text:p text:style-name="P8"><text:span text:style-name="Source_20_Text">// Пример: проверка на наличие XSS</text:span></text:p>
      <text:p text:style-name="P7"><text:span text:style-name="Source_20_Text">const sanitizedInput = userInput.replace(/&lt;/g, "&amp;lt;").replace(/&gt;/g, "&amp;gt;");</text:span></text:p>
      <text:h text:style-name="P10" text:outline-level="5"><text:soft-page-break/>Ресурсы для дальнейшего обучения:</text:h>
      <text:list xml:id="list3682439088066672765" text:style-name="L1">
        <text:list-item>
          <text:p text:style-name="P3">Курсы на платформах типа Coursera, Udemy или Codecademy</text:p>
        </text:list-item>
        <text:list-item>
          <text:p text:style-name="P3">Документация по новым стандартам JavaScript (ECMAScript)</text:p>
        </text:list-item>
        <text:list-item>
          <text:p text:style-name="P5">Блоги и сообщества разработчиков, такие как Stack Overflow или Reddit</text:p>
        </text:list-item>
      </text:list>
      <text:p text:style-name="P4">Эти аспекты являются важными для разработчика JavaScript. Обеспечение высокой производительности и безопасности приложений, а также постоянное обучение и рост, сделают вас более эффективным разработчико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1:42:04.56</dc:date>
    <meta:document-statistic meta:table-count="0" meta:image-count="0" meta:object-count="0" meta:page-count="2" meta:paragraph-count="32" meta:word-count="264" meta:character-count="2198"/>
    <dc:creator>Dima Wide</dc:creator>
    <meta:user-defined meta:name="Info 1"/>
    <meta:user-defined meta:name="Info 2"/>
    <meta:user-defined meta:name="Info 3"/>
    <meta:user-defined meta:name="Info 4"/>
  </office:meta>
</office:document-meta>
</file>